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等寬正黑" svg:font-family="文泉驛等寬正黑"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fter the installation of microbosh is complete …. The task is to get the components of Cloud Foundry deployed using BOSH.</text:p>
      <text:p text:style-name="Standard"/>
      <text:p text:style-name="Standard">Components of Cloud Foundry are : </text:p>
      <text:list xml:id="list6208837295709536427" text:style-name="L1">
        <text:list-item>
          <text:p text:style-name="P1">Router</text:p>
        </text:list-item>
        <text:list-item>
          <text:p text:style-name="P1">UAA – User authentication and Authorization</text:p>
        </text:list-item>
        <text:list-item>
          <text:p text:style-name="P1">Login Server</text:p>
        </text:list-item>
        <text:list-item>
          <text:p text:style-name="P1">Health Manager</text:p>
        </text:list-item>
        <text:list-item>
          <text:p text:style-name="P1">Cloud Controller</text:p>
        </text:list-item>
        <text:list-item>
          <text:p text:style-name="P1">DEA – Droplet Execution Agent</text:p>
        </text:list-item>
        <text:list-item>
          <text:p text:style-name="P1">NATS – Message Bus</text:p>
        </text:list-item>
        <text:list-item>
          <text:p text:style-name="P1">Postgres </text:p>
        </text:list-item>
      </text:list>
      <text:p text:style-name="Standard"/>
      <text:p text:style-name="Standard">For each component</text:p>
      <text:list xml:id="list4256799809255090942" text:style-name="L2">
        <text:list-item>
          <text:p text:style-name="P2">There is a unique entry in the YAML file (used for creation of components)</text:p>
        </text:list-item>
        <text:list-item>
          <text:p text:style-name="P2">Each entry in YAML corresponds to a job of each component.</text:p>
        </text:list-item>
        <text:list-item>
          <text:p text:style-name="P2">Some jobs are assigned two networks and hence they have two IP addresses. One(Private network address) is used for the intercommunication between the different components and the other(Floating IP Address) is used for communication to the external world.</text:p>
        </text:list-item>
      </text:list>
      <text:p text:style-name="Standard"/>
      <text:p text:style-name="Standard">Steps to Deploy components of Cloud Foundry</text:p>
      <text:list xml:id="list1022342007469395245" text:style-name="L3">
        <text:list-item>
          <text:p text:style-name="P3">Login to the Bosh CLI VM.</text:p>
        </text:list-item>
        <text:list-item>
          <text:p text:style-name="P3">Get the YAML file ready for deployment containing description of eacj component in the form of jobs.</text:p>
        </text:list-item>
        <text:list-item>
          <text:p text:style-name="P3">Set the path of YAML file so that bosh can use it for the deployment by using the command : bosh deployment &lt;file_name&gt;</text:p>
        </text:list-item>
        <text:list-item>
          <text:p text:style-name="P3">Start the deployment by using command : bosh deploy</text:p>
        </text:list-item>
        <text:list-item>
          <text:p text:style-name="P3">Note the task number of the bosh and check the logs to see if any issues occurs. Command is : bosh task &lt;task_no&gt; --debug</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等寬正黑" svg:font-family="文泉驛等寬正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文泉驛等寬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文泉驛等寬正黑"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12:20:53</meta:creation-date>
    <dc:date>2014-07-14T14:14:04</dc:date>
    <meta:editing-duration>PT1H53M11S</meta:editing-duration>
    <meta:editing-cycles>4</meta:editing-cycles>
    <meta:generator>OpenOffice/4.0.1$Unix OpenOffice.org_project/401m5$Build-9714</meta:generator>
    <meta:document-statistic meta:table-count="0" meta:image-count="0" meta:object-count="0" meta:page-count="1" meta:paragraph-count="20" meta:word-count="219" meta:character-count="1198"/>
  </office:meta>
</office:document-meta>
</file>